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list-style-name="LFO1" style:family="paragraph">
      <style:paragraph-properties fo:break-before="page" style:vertical-align="middle" fo:margin-bottom="0in" fo:line-height="100%"/>
    </style:style>
    <style:style style:name="T2" style:parent-style-name="DefaultParagraphFont" style:family="text">
      <style:text-properties style:font-name-asian="Times New Roman" style:font-name-complex="Calibri" style:letter-kerning="false" fo:background-color="#FFFF00" fo:language="en" fo:country="US" style:language-asian="en" style:country-asian="GB"/>
    </style:style>
    <style:style style:name="P3"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4"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5"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6"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7"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8"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9"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10"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11"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12"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13" style:parent-style-name="Normal" style:list-style-name="LFO2" style:family="paragraph">
      <style:paragraph-properties style:vertical-align="middle" fo:margin-bottom="0in" fo:line-height="100%"/>
      <style:text-properties style:font-name-asian="Times New Roman" style:font-name-complex="Calibri" style:letter-kerning="false" fo:language="en" fo:country="US" style:language-asian="en" style:country-asian="GB"/>
    </style:style>
    <style:style style:name="P14"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15"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16"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17"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18" style:parent-style-name="Normal" style:list-style-name="LFO3" style:family="paragraph">
      <style:paragraph-properties style:vertical-align="middle" fo:margin-bottom="0in" fo:line-height="100%"/>
    </style:style>
    <style:style style:name="T19" style:parent-style-name="DefaultParagraphFont" style:family="text">
      <style:text-properties style:font-name-asian="Times New Roman" style:font-name-complex="Calibri" style:letter-kerning="false" fo:background-color="#FFFF00" fo:language="en" fo:country="US" style:language-asian="en" style:country-asian="GB"/>
    </style:style>
    <style:style style:name="P20"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21"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22"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23" style:parent-style-name="Normal" style:family="paragraph">
      <style:paragraph-properties fo:margin-bottom="0in" fo:line-height="100%" fo:margin-left="0.75in">
        <style:tab-stops/>
      </style:paragraph-properties>
    </style:style>
    <style:style style:name="T24"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P25" style:parent-style-name="Normal" style:family="paragraph">
      <style:paragraph-properties fo:margin-bottom="0in" fo:line-height="100%" fo:margin-left="0.75in">
        <style:tab-stops/>
      </style:paragraph-properties>
    </style:style>
    <style:style style:name="T26"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P27" style:parent-style-name="Normal" style:family="paragraph">
      <style:paragraph-properties fo:margin-bottom="0in" fo:line-height="100%" fo:margin-left="0.75in">
        <style:tab-stops/>
      </style:paragraph-properties>
    </style:style>
    <style:style style:name="T28"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T29"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P30" style:parent-style-name="Normal" style:family="paragraph">
      <style:paragraph-properties fo:margin-bottom="0in" fo:line-height="100%" fo:margin-left="0.75in">
        <style:tab-stops/>
      </style:paragraph-properties>
    </style:style>
    <style:style style:name="T31"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P32" style:parent-style-name="Normal" style:family="paragraph">
      <style:paragraph-properties fo:margin-bottom="0in" fo:line-height="100%" fo:margin-left="0.75in">
        <style:tab-stops/>
      </style:paragraph-properties>
    </style:style>
    <style:style style:name="T33"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P34" style:parent-style-name="Normal" style:family="paragraph">
      <style:paragraph-properties fo:margin-bottom="0in" fo:line-height="100%" fo:margin-left="0.75in">
        <style:tab-stops/>
      </style:paragraph-properties>
    </style:style>
    <style:style style:name="T35"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T36" style:parent-style-name="DefaultParagraphFont" style:family="text">
      <style:text-properties style:font-name-asian="Times New Roman" style:font-name-complex="Calibri" fo:color="#0000FF" style:letter-kerning="false" style:text-underline-type="single" style:text-underline-style="solid" style:text-underline-width="auto" style:text-underline-mode="continuous" style:language-asian="en" style:country-asian="GB"/>
    </style:style>
    <style:style style:name="P37"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38"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39"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40"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41"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42" style:parent-style-name="Normal" style:list-style-name="LFO4" style:family="paragraph">
      <style:paragraph-properties style:vertical-align="middle" fo:margin-bottom="0in" fo:line-height="100%"/>
    </style:style>
    <style:style style:name="T43" style:parent-style-name="DefaultParagraphFont" style:family="text">
      <style:text-properties style:font-name-asian="Times New Roman" style:font-name-complex="Calibri" style:letter-kerning="false" fo:background-color="#FFFF00" fo:language="en" fo:country="US" style:language-asian="en" style:country-asian="GB"/>
    </style:style>
    <style:style style:name="P44" style:parent-style-name="Normal" style:family="paragraph">
      <style:paragraph-properties fo:margin-bottom="0in" fo:line-height="100%" fo:margin-left="0.375in">
        <style:tab-stops/>
      </style:paragraph-properties>
      <style:text-properties style:font-name-asian="Times New Roman" style:font-name-complex="Calibri" style:letter-kerning="false" style:language-asian="en" style:country-asian="GB"/>
    </style:style>
    <style:style style:name="P45"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46"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47"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48"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style:style style:name="P49" style:parent-style-name="Normal" style:family="paragraph">
      <style:paragraph-properties fo:margin-bottom="0in" fo:line-height="100%" fo:margin-left="0.75in">
        <style:tab-stops/>
      </style:paragraph-properties>
      <style:text-properties style:font-name-asian="Times New Roman" style:font-name-complex="Calibri" style:letter-kerning="false" style:language-asian="en" style:country-asian="GB"/>
    </style:style>
  </office:automatic-styles>
  <office:body>
    <office:text text:use-soft-page-breaks="true">
      <text:list text:style-name="LFO1" text:continue-numbering="true">
        <text:list-item>
          <text:p text:style-name="P1"><text:span text:style-name="T2">Describe the most difficult hurdle you had to overcome in implementing your solution.</text:span></text:p>
        </text:list-item>
      </text:list>
      <text:p text:style-name="P3"> </text:p>
      <text:p text:style-name="P4">The most challenging part of the solution was using the MSI installers for both Jenkins and Java, which is not particularly useful for<text:s/>automation, I found.<text:s/></text:p>
      <text:p text:style-name="P5"> </text:p>
      <text:p text:style-name="P6">The original process was to create a dedicated Jenkins Service Account to run the MSI and Jenkins Service. I was able to perform this manually. However, I found a constant issue regarding the permissions needed to run the service. I<text:s/>reviewed the security policies, and the account could log on as a service. I tried the installation on a clean installation. Both options provided no positive results.<text:s/></text:p>
      <text:p text:style-name="P7"> </text:p>
      <text:p text:style-name="P8">Upon further reading and reciting old notes, I remembered that it is possible to use<text:s/>the WAR file instead of the MSI. I proceeded to restructure the script to use the WAR file instead, allowing for more configuration flexibility.</text:p>
      <text:p text:style-name="P9"> </text:p>
      <text:p text:style-name="P10">I proceeded to edit the script only to use the Jenkins WAR file and the Java 17 zip file instead. I could leverage the same, if not more, functionality using this method without the interruption of OS-specific issues. <text:s/></text:p>
      <text:p text:style-name="P11"> </text:p>
      <text:p text:style-name="P12"> </text:p>
      <text:list text:style-name="LFO2" text:continue-numbering="true">
        <text:list-item>
          <text:p text:style-name="P13">Please explain why the requirement (f) above is important. Subsequent applications of the solution should not cause failures or repeat<text:s/>redundant configuration tasks.</text:p>
        </text:list-item>
      </text:list>
      <text:p text:style-name="P14"> </text:p>
      <text:p text:style-name="P15">It is essential that the application is isolated from other system-wide applications that may impact performance or cause data to be corrupted during operation. This could include utilising the Java versions that are incorrect, which are compatible with the application or roaming profiles for the end user where they may be impacted by application data not being available.</text:p>
      <text:p text:style-name="P16"> </text:p>
      <text:p text:style-name="P17"> </text:p>
      <text:list text:style-name="LFO3" text:continue-numbering="true">
        <text:list-item>
          <text:p text:style-name="P18"><text:span text:style-name="T19">Where did you go to find information to help you?</text:span></text:p>
        </text:list-item>
      </text:list>
      <text:p text:style-name="P20"> </text:p>
      <text:p text:style-name="P21">I used multiple sources for information, however, the primary websites I used were:</text:p>
      <text:p text:style-name="P22"> </text:p>
      <text:p text:style-name="P23"><text:a xlink:href="https://stackoverflow.com/" office:target-frame-name="_top" xlink:show="replace"><text:span text:style-name="T24">https://stackoverflow.com/</text:span></text:a></text:p>
      <text:p text:style-name="P25"><text:a xlink:href="https://learn.microsoft.com/en-us/powershell/module/" office:target-frame-name="_top" xlink:show="replace"><text:span text:style-name="T26">https://learn.microsoft.com/en-us/powershell/module/</text:span></text:a></text:p>
      <text:p text:style-name="P27"><text:a xlink:href="https://www.jenkins.io/doc/book/installing/initial-settings/" office:target-frame-name="_top" xlink:show="replace"><text:span text:style-name="T28">https://www.jenkins.io</text:span><text:span text:style-name="T29">/doc/book/installing/initial-settings/</text:span></text:a></text:p>
      <text:p text:style-name="P30"><text:a xlink:href="https://www.jenkins.io/doc/book/installing/war-file/" office:target-frame-name="_top" xlink:show="replace"><text:span text:style-name="T31">https://www.jenkins.io/doc/book/installing/war-file/</text:span></text:a></text:p>
      <text:p text:style-name="P32"><text:a xlink:href="https://www.oracle.com/java/technologies/javase/jdk17-archive-downloads.html" office:target-frame-name="_top" xlink:show="replace"><text:span text:style-name="T33">https://www.oracle.com/java/technologies/javase/jdk17-archive-downloads.html</text:span></text:a></text:p>
      <text:p text:style-name="P34"><text:a xlink:href="https://www.tutorialspoint.com/" office:target-frame-name="_top" xlink:show="replace"><text:span text:style-name="T35">https://www.tutorialspoin</text:span><text:span text:style-name="T36">t.com/</text:span></text:a></text:p>
      <text:p text:style-name="P37"> </text:p>
      <text:p text:style-name="P38"> </text:p>
      <text:p text:style-name="P39"> </text:p>
      <text:p text:style-name="P40"> </text:p>
      <text:p text:style-name="P41"> </text:p>
      <text:list text:style-name="LFO4" text:continue-numbering="true">
        <text:list-item>
          <text:p text:style-name="P42"><text:span text:style-name="T43">Briefly explain what automation means to you, and why it is important to an organisation's infrastructure design strategy.</text:span></text:p>
        </text:list-item>
      </text:list>
      <text:p text:style-name="P44"> </text:p>
      <text:p text:style-name="P45">Automation means reducing rework, speeding up deployment to focus on<text:s/>business objectives, allowing an organisation to be dynamic and flexible in its operations, reducing time for configurations and improving overall business effectiveness for the<text:s/><text:soft-page-break/>employees, impacting the bottom line. This is in terms of financial and time-sensitive operational readiness.<text:s/></text:p>
      <text:p text:style-name="P46"> </text:p>
      <text:p text:style-name="P47">An intangible benefit of automation is end-user satisfaction when a <text:s/>user experience minimal friction in day-to-day work, allowing them to focus 100% of their time towards the business objectives, improving morale and<text:s/>effectiveness.</text:p>
      <text:p text:style-name="P48"> </text:p>
      <text:p text:style-name="P49">If an organisation's strategy enables more automation, it can be more responsive to changes and allow a continuous improvement methodology as part of its everyday operatio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 R</meta:initial-creator>
    <dc:creator>S R</dc:creator>
    <meta:creation-date>2023-04-03T04:19:00Z</meta:creation-date>
    <dc:date>2023-04-03T04:19:00Z</dc:date>
    <meta:template xlink:href="Normal" xlink:type="simple"/>
    <meta:editing-cycles>2</meta:editing-cycles>
    <meta:editing-duration>PT60S</meta:editing-duration>
    <meta:document-statistic meta:page-count="2" meta:paragraph-count="6" meta:word-count="509" meta:character-count="3406" meta:row-count="24" meta:non-whitespace-character-count="2903"/>
  </office:meta>
</office:document-meta>
</file>